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utomate your Friends Home (Team: aast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mart control, Gadgets</text:p>
          </table:table-cell>
          <table:table-cell table:style-name="ce2" office:value-type="string" calcext:value-type="string">
            <text:p>Quantity</text:p>
          </table:table-cell>
          <table:table-cell table:style-name="ce6" office:value-type="string" calcext:value-type="string">
            <text:p>Costs/Unit (€)</text:p>
          </table:table-cell>
          <table:table-cell table:style-name="ce2" office:value-type="string" calcext:value-type="string">
            <text:p>Costs (€)</text:p>
          </table:table-cell>
          <table:table-cell table:style-name="ce2" office:value-type="string" calcext:value-type="string">
            <text:p>Resource</text:p>
          </table:table-cell>
        </table:table-row>
        <table:table-row table:style-name="ro2">
          <table:table-cell office:value-type="string" calcext:value-type="string">
            <text:p>Amazon Echo Dot 2. Generation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4.99" calcext:value-type="float">
            <text:p>54.99</text:p>
          </table:table-cell>
          <table:table-cell table:formula="of:=[.B4]*[.C4]" office:value-type="float" office:value="439.92" calcext:value-type="float">
            <text:p>439.92</text:p>
          </table:table-cell>
          <table:table-cell office:value-type="string" calcext:value-type="string">
            <text:p>https://www.amazon.de/Amazon-Echo-Dot-Generation-Schwarz/dp/B01DFKBG54/ref=sr_1_2?ie=UTF8&amp;qid=1497605135&amp;sr=8-2&amp;keywords=amazon+echo</text:p>
          </table:table-cell>
        </table:table-row>
        <table:table-row table:style-name="ro2">
          <table:table-cell office:value-type="string" calcext:value-type="string">
            <text:p>Samsung Smart washing machin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69" calcext:value-type="float">
            <text:p>669.00</text:p>
          </table:table-cell>
          <table:table-cell table:formula="of:=[.B5]*[.C5]" office:value-type="float" office:value="669" calcext:value-type="float">
            <text:p>669</text:p>
          </table:table-cell>
          <table:table-cell office:value-type="string" calcext:value-type="string">
            <text:p>https://www.amazon.de/Samsung-WW80K6404QW-EG-Waschmaschine-Inverter/dp/B01BC3TPB8/ref=sr_1_4?ie=UTF8&amp;qid=1497607241&amp;sr=8-4&amp;keywords=samsung+add+wash</text:p>
          </table:table-cell>
        </table:table-row>
        <table:table-row table:style-name="ro2">
          <table:table-cell office:value-type="string" calcext:value-type="string">
            <text:p>Wemos D1 Mini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3.5" calcext:value-type="float">
            <text:p>3.50</text:p>
          </table:table-cell>
          <table:table-cell table:formula="of:=[.B6]*[.C6]" office:value-type="float" office:value="21" calcext:value-type="float">
            <text:p>21</text:p>
          </table:table-cell>
          <table:table-cell office:value-type="string" calcext:value-type="string">
            <text:p>https://de.aliexpress.com/store/product/D1-mini-Mini-NodeMcu-4M-bytes-Lua-WIFI-Internet-of-Things-development-board-based-ESP8266/1331105_32529101036.html</text:p>
          </table:table-cell>
        </table:table-row>
        <table:table-row table:style-name="ro2">
          <table:table-cell office:value-type="string" calcext:value-type="string">
            <text:p>Wemos D1 Mini Button Shield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57" calcext:value-type="float">
            <text:p>0.57</text:p>
          </table:table-cell>
          <table:table-cell table:formula="of:=[.B7]*[.C7]" office:value-type="float" office:value="3.42" calcext:value-type="float">
            <text:p>3.42</text:p>
          </table:table-cell>
          <table:table-cell office:value-type="string" calcext:value-type="string">
            <text:p>https://de.aliexpress.com/item/One-Button-Shield-For-WeMos-D1-Mini-Button/32738582660.html</text:p>
          </table:table-cell>
        </table:table-row>
        <table:table-row table:style-name="ro2"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Smart hvac, thermostat/shading/lightning</text:p>
          </table:table-cell>
          <table:table-cell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Anself WIFI smart thermostat 16A 110 ~ 240V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47.5" calcext:value-type="float">
            <text:p>47.50</text:p>
          </table:table-cell>
          <table:table-cell table:formula="of:=[.B10]*[.C10]" office:value-type="float" office:value="570" calcext:value-type="float">
            <text:p>570</text:p>
          </table:table-cell>
          <table:table-cell office:value-type="string" calcext:value-type="string">
            <text:p>https://de.aliexpress.com/item/16A-110-240V-Electric-Heating-WIFI-Smart-Thermostat-with-Touchscreen-LCD-Display-Durable-Programmable-Temperature-Controller/32804567411.html</text:p>
          </table:table-cell>
        </table:table-row>
        <table:table-row table:style-name="ro2">
          <table:table-cell office:value-type="string" calcext:value-type="string">
            <text:p>Wemos D1 Mini 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.5" calcext:value-type="float">
            <text:p>3.50</text:p>
          </table:table-cell>
          <table:table-cell table:formula="of:=[.B11]*[.C11]" office:value-type="float" office:value="122.5" calcext:value-type="float">
            <text:p>122.5</text:p>
          </table:table-cell>
          <table:table-cell office:value-type="string" calcext:value-type="string">
            <text:p>https://de.aliexpress.com/store/product/D1-mini-Mini-NodeMcu-4M-bytes-Lua-WIFI-Internet-of-Things-development-board-based-ESP8266/1331105_32529101036.html</text:p>
          </table:table-cell>
        </table:table-row>
        <table:table-row table:style-name="ro2">
          <table:table-cell office:value-type="string" calcext:value-type="string">
            <text:p>Arduino temperature and humidity sensor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0.73" calcext:value-type="float">
            <text:p>0.73</text:p>
          </table:table-cell>
          <table:table-cell table:formula="of:=[.B12]*[.C12]" office:value-type="float" office:value="9.49" calcext:value-type="float">
            <text:p>9.49</text:p>
          </table:table-cell>
          <table:table-cell office:value-type="string" calcext:value-type="string">
            <text:p>https://www.aliexpress.com/item/1pcs-DHT11-Digital-Temperature-and-Humidity-Sensor-Module-for-Arduino-UNO-R3-lot-free-shipping/32666492380.html</text:p>
          </table:table-cell>
        </table:table-row>
        <table:table-row table:style-name="ro2">
          <table:table-cell office:value-type="string" calcext:value-type="string">
            <text:p>Wemosd1mini motor control shield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.7" calcext:value-type="float">
            <text:p>2.70</text:p>
          </table:table-cell>
          <table:table-cell table:formula="of:=[.B13]*[.C13]" office:value-type="float" office:value="48.6" calcext:value-type="float">
            <text:p>48.6</text:p>
          </table:table-cell>
          <table:table-cell office:value-type="string" calcext:value-type="string">
            <text:p>https://de.aliexpress.com/store/product/Motor-Shield-For-WeMos-D1-mini-I2C-Dual-Motor-Driver-TB6612FNG-1A-V1-0-0/1331105_32700182142.html</text:p>
          </table:table-cell>
        </table:table-row>
        <table:table-row table:style-name="ro2">
          <table:table-cell office:value-type="string" calcext:value-type="string">
            <text:p>Wemosd1mini relay shield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.8" calcext:value-type="float">
            <text:p>1.80</text:p>
          </table:table-cell>
          <table:table-cell table:formula="of:=[.B14]*[.C14]" office:value-type="float" office:value="30.6" calcext:value-type="float">
            <text:p>30.6</text:p>
          </table:table-cell>
          <table:table-cell office:value-type="string" calcext:value-type="string">
            <text:p>https://de.aliexpress.com/store/product/Relay-Shield-for-WeMos-D1-mini-button/1331105_32596395175.html</text:p>
          </table:table-cell>
        </table:table-row>
        <table:table-row table:style-name="ro2">
          <table:table-cell office:value-type="string" calcext:value-type="string">
            <text:p>12V linear actuator for opening windows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3.5" calcext:value-type="float">
            <text:p>13.50</text:p>
          </table:table-cell>
          <table:table-cell table:formula="of:=[.B15]*[.C15]" office:value-type="float" office:value="162" calcext:value-type="float">
            <text:p>162</text:p>
          </table:table-cell>
          <table:table-cell office:value-type="string" calcext:value-type="string">
            <text:p><text:s/>https://www.alibaba.com/product-detail/12V-Linear-Actuator-for-Window-Open_60293988621.html?s=p</text:p>
          </table:table-cell>
        </table:table-row>
        <table:table-row table:style-name="ro2">
          <table:table-cell office:value-type="string" calcext:value-type="string">
            <text:p>Ceiling fan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99" calcext:value-type="float">
            <text:p>99.00</text:p>
          </table:table-cell>
          <table:table-cell table:formula="of:=[.B16]*[.C16]" office:value-type="float" office:value="297" calcext:value-type="float">
            <text:p>297</text:p>
          </table:table-cell>
          <table:table-cell office:value-type="string" calcext:value-type="string">
            <text:p>http://www.hornbach.at/shop/Deckenventilator-Audubon-Ahorn-Silber/7226562/artikel.html</text:p>
          </table:table-cell>
        </table:table-row>
        <table:table-row table:style-name="ro2">
          <table:table-cell office:value-type="string" calcext:value-type="string">
            <text:p>Micro USB Cables - Aukey 5 pieces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.8" calcext:value-type="float">
            <text:p>5.80</text:p>
          </table:table-cell>
          <table:table-cell table:formula="of:=[.B17]*[.C17]" office:value-type="float" office:value="40.6" calcext:value-type="float">
            <text:p>40.6</text:p>
          </table:table-cell>
          <table:table-cell office:value-type="string" calcext:value-type="string">
            <text:p>https://de.aliexpress.com/item/Aukey-5-Pack-Micro-USB-Cable-Fast-Charging-Adapter-5V2A-Data-Charger-Mobile-Phone-Cable-for/32637756862.html</text:p>
          </table:table-cell>
        </table:table-row>
        <table:table-row table:style-name="ro2"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Entertainment – Media Centers</text:p>
          </table:table-cell>
          <table:table-cell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Roku Streaming Stick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8" calcext:value-type="float">
            <text:p>28.00</text:p>
          </table:table-cell>
          <table:table-cell table:formula="of:=[.B20]*[.C20]" office:value-type="float" office:value="224" calcext:value-type="float">
            <text:p>224</text:p>
          </table:table-cell>
          <table:table-cell office:value-type="string" calcext:value-type="string">
            <text:p>https://www.cnet.com/products/roku-streaming-stick-review/</text:p>
          </table:table-cell>
        </table:table-row>
        <table:table-row table:style-name="ro2">
          <table:table-cell office:value-type="string" calcext:value-type="string">
            <text:p>Wemos D1 Mini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3.5" calcext:value-type="float">
            <text:p>3.50</text:p>
          </table:table-cell>
          <table:table-cell table:formula="of:=[.B21]*[.C21]" office:value-type="float" office:value="21" calcext:value-type="float">
            <text:p>21</text:p>
          </table:table-cell>
          <table:table-cell office:value-type="string" calcext:value-type="string">
            <text:p>https://de.aliexpress.com/store/product/D1-mini-Mini-NodeMcu-4M-bytes-Lua-WIFI-Internet-of-Things-development-board-based-ESP8266/1331105_32529101036.html</text:p>
          </table:table-cell>
        </table:table-row>
        <table:table-row table:style-name="ro2">
          <table:table-cell office:value-type="string" calcext:value-type="string">
            <text:p>Noise Sensor (Arduino KY-038) 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46" calcext:value-type="float">
            <text:p>0.46</text:p>
          </table:table-cell>
          <table:table-cell table:formula="of:=[.B22]*[.C22]" office:value-type="float" office:value="2.76" calcext:value-type="float">
            <text:p>2.76</text:p>
          </table:table-cell>
          <table:table-cell office:value-type="string" calcext:value-type="string">
            <text:p>https://es.aliexpress.com/store/product/Microphone-Sound-Sensor-Module-for-arduino-KY-038/318950_1060263665.html</text:p>
          </table:table-cell>
        </table:table-row>
        <table:table-row table:style-name="ro2">
          <table:table-cell office:value-type="string" calcext:value-type="string">
            <text:p>Micro USB Cables - Aukey 5 piece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.8" calcext:value-type="float">
            <text:p>5.80</text:p>
          </table:table-cell>
          <table:table-cell table:formula="of:=[.B23]*[.C23]" office:value-type="float" office:value="11.6" calcext:value-type="float">
            <text:p>11.6</text:p>
          </table:table-cell>
          <table:table-cell office:value-type="string" calcext:value-type="string">
            <text:p>https://de.aliexpress.com/item/Aukey-5-Pack-Micro-USB-Cable-Fast-Charging-Adapter-5V2A-Data-Charger-Mobile-Phone-Cable-for/32637756862.html</text:p>
          </table:table-cell>
        </table:table-row>
        <table:table-row table:style-name="ro2"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Security</text:p>
          </table:table-cell>
          <table:table-cell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Electrical Locks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0.5" calcext:value-type="float">
            <text:p>10.50</text:p>
          </table:table-cell>
          <table:table-cell table:formula="of:=[.B26]*[.C26]" office:value-type="float" office:value="157.5" calcext:value-type="float">
            <text:p>157.5</text:p>
          </table:table-cell>
          <table:table-cell office:value-type="string" calcext:value-type="string">
            <text:p>https://de.aliexpress.com/item/Stainless-Door-12V-DC-Fail-Safe-NO-Narrow-type-Door-Electric-Strike-Lock-For-Access-Control/32797143296.html</text:p>
          </table:table-cell>
        </table:table-row>
        <table:table-row table:style-name="ro2">
          <table:table-cell office:value-type="string" calcext:value-type="string">
            <text:p>Wemos D1 Mini 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3.5" calcext:value-type="float">
            <text:p>3.50</text:p>
          </table:table-cell>
          <table:table-cell table:formula="of:=[.B27]*[.C27]" office:value-type="float" office:value="52.5" calcext:value-type="float">
            <text:p>52.5</text:p>
          </table:table-cell>
          <table:table-cell office:value-type="string" calcext:value-type="string">
            <text:p>https://de.aliexpress.com/store/product/D1-mini-Mini-NodeMcu-4M-bytes-Lua-WIFI-Internet-of-Things-development-board-based-ESP8266/1331105_32529101036.html</text:p>
          </table:table-cell>
        </table:table-row>
        <table:table-row table:style-name="ro2">
          <table:table-cell office:value-type="string" calcext:value-type="string">
            <text:p>Wemos D1 Relay 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.8" calcext:value-type="float">
            <text:p>1.80</text:p>
          </table:table-cell>
          <table:table-cell table:formula="of:=[.B28]*[.C28]" office:value-type="float" office:value="27" calcext:value-type="float">
            <text:p>27</text:p>
          </table:table-cell>
          <table:table-cell office:value-type="string" calcext:value-type="string">
            <text:p>https://de.aliexpress.com/store/product/Relay-Shield-for-WeMos-D1-mini-button/1331105_32596395175.html</text:p>
          </table:table-cell>
        </table:table-row>
        <table:table-row table:style-name="ro2">
          <table:table-cell office:value-type="string" calcext:value-type="string">
            <text:p>NFC Module - MFRC522 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3.3" calcext:value-type="float">
            <text:p>3.30</text:p>
          </table:table-cell>
          <table:table-cell table:formula="of:=[.B29]*[.C29]" office:value-type="float" office:value="49.5" calcext:value-type="float">
            <text:p>49.5</text:p>
          </table:table-cell>
          <table:table-cell office:value-type="string" calcext:value-type="string">
            <text:p>https://de.aliexpress.com/item/Compact-RFID-Reader-Writer-and-NFC-module-MFRC522-13-56MHz-Power-5V-3-3V-For-Arduino/32667518116.html</text:p>
          </table:table-cell>
        </table:table-row>
        <table:table-row table:style-name="ro2">
          <table:table-cell office:value-type="string" calcext:value-type="string">
            <text:p>Motion sensor HC-SR50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6" calcext:value-type="float">
            <text:p>0.60</text:p>
          </table:table-cell>
          <table:table-cell table:formula="of:=[.B30]*[.C30]" office:value-type="float" office:value="9" calcext:value-type="float">
            <text:p>9</text:p>
          </table:table-cell>
          <table:table-cell office:value-type="string" calcext:value-type="string">
            <text:p>https://de.aliexpress.com/item/ree-Shipping-HC-SR501-Adjust-Infrared-IR-Pyroelectric-Infrared-PIR-module-Motion-Sensor-Detector-Module-We/32710944048.html</text:p>
          </table:table-cell>
        </table:table-row>
        <table:table-row table:style-name="ro2">
          <table:table-cell office:value-type="string" calcext:value-type="string">
            <text:p>Ip Camera - Xiaomi Yi 720p Camera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35.4" calcext:value-type="float">
            <text:p>35.40</text:p>
          </table:table-cell>
          <table:table-cell table:formula="of:=[.B31]*[.C31]" office:value-type="float" office:value="424.8" calcext:value-type="float">
            <text:p>424.8</text:p>
          </table:table-cell>
          <table:table-cell office:value-type="string" calcext:value-type="string">
            <text:p>https://de.aliexpress.com/item/Original-Xiaomi-Yi-Camera-Night-Vision-Smart-Wireless-Wifi-IP-Camera-720P-Video-Webcam-Black-for/32684248359.html</text:p>
          </table:table-cell>
        </table:table-row>
        <table:table-row table:style-name="ro2">
          <table:table-cell office:value-type="string" calcext:value-type="string">
            <text:p>Micro USB Cables - Aukey 5 pieces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.8" calcext:value-type="float">
            <text:p>5.80</text:p>
          </table:table-cell>
          <table:table-cell table:formula="of:=[.B32]*[.C32]" office:value-type="float" office:value="17.4" calcext:value-type="float">
            <text:p>17.4</text:p>
          </table:table-cell>
          <table:table-cell office:value-type="string" calcext:value-type="string">
            <text:p>https://de.aliexpress.com/item/Aukey-5-Pack-Micro-USB-Cable-Fast-Charging-Adapter-5V2A-Data-Charger-Mobile-Phone-Cable-for/32637756862.html</text:p>
          </table:table-cell>
        </table:table-row>
        <table:table-row table:style-name="ro2">
          <table:table-cell office:value-type="string" calcext:value-type="string">
            <text:p>Pin Cables - 20 piece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6" calcext:value-type="float">
            <text:p>0.60</text:p>
          </table:table-cell>
          <table:table-cell table:formula="of:=[.B33]*[.C33]" office:value-type="float" office:value="1.2" calcext:value-type="float">
            <text:p>1.2</text:p>
          </table:table-cell>
          <table:table-cell office:value-type="string" calcext:value-type="string">
            <text:p>https://de.aliexpress.com/item/20pcs-20cm-2-54mm-1p-1p-Pin-Female-to-Female-Color-Breadboard-Cable-Jump-Wire-Jumper/32758834607.html</text:p>
          </table:table-cell>
        </table:table-row>
        <table:table-row table:style-name="ro2"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General stuff</text:p>
          </table:table-cell>
          <table:table-cell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NETGEAR R6220 Wireless Router (R6220-100PES)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5" calcext:value-type="float">
            <text:p>75.00</text:p>
          </table:table-cell>
          <table:table-cell table:formula="of:=[.B36]*[.C36]" office:value-type="float" office:value="225" calcext:value-type="float">
            <text:p>225</text:p>
          </table:table-cell>
          <table:table-cell office:value-type="string" calcext:value-type="string">
            <text:p>http://www.mediamarkt.at/de/product/_netgear-r6220-wireless-router-r6220-100pes-1412347.html</text:p>
          </table:table-cell>
        </table:table-row>
        <table:table-row table:style-name="ro2">
          <table:table-cell office:value-type="string" calcext:value-type="string">
            <text:p>NETGEAR Wireless Router WNR2000-200PES Rangermax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3" calcext:value-type="float">
            <text:p>33.00</text:p>
          </table:table-cell>
          <table:table-cell table:formula="of:=[.B37]*[.C37]" office:value-type="float" office:value="33" calcext:value-type="float">
            <text:p>33</text:p>
          </table:table-cell>
          <table:table-cell office:value-type="string" calcext:value-type="string">
            <text:p>http://www.mediamarkt.at/de/product/_netgear-wireless-router-wnr2000-200pes-rangermax-1389996.html</text:p>
          </table:table-cell>
        </table:table-row>
        <table:table-row table:style-name="ro2">
          <table:table-cell office:value-type="string" calcext:value-type="string">
            <text:p>One Mini Advanced IN0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77.09" calcext:value-type="float">
            <text:p>977.09</text:p>
          </table:table-cell>
          <table:table-cell table:formula="of:=[.B38]*[.C38]" office:value-type="float" office:value="977.09" calcext:value-type="float">
            <text:p>977.09</text:p>
          </table:table-cell>
          <table:table-cell office:value-type="string" calcext:value-type="string">
            <text:p>https://www.one.de/pc-systeme/kompakte-pcs/3490/one-mini-advanced-in01?c=7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Workload (doubled as mentioned in the class and with 60€/h)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table:formula="of:=[.B40]*[.C40]" office:value-type="float" office:value="22980" calcext:value-type="float">
            <text:p>22980</text:p>
          </table:table-cell>
          <table:table-cell/>
        </table:table-row>
        <table:table-row table:style-name="ro2">
          <table:table-cell table:style-name="ce2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3" table:number-rows-spanned="1">
            <text:p>Costs sum (without workload):</text:p>
          </table:table-cell>
          <table:covered-table-cell/>
          <table:covered-table-cell table:style-name="ce9"/>
          <table:table-cell table:style-name="ce2" table:formula="of:=SUM([.D4:.D38])" office:value-type="float" office:value="4647.48" calcext:value-type="float">
            <text:p>4647.48</text:p>
          </table:table-cell>
          <table:table-cell table:style-name="ce2" office:value-type="string" calcext:value-type="string">
            <text:p>€</text:p>
          </table:table-cell>
        </table:table-row>
        <table:table-row table:style-name="ro2">
          <table:table-cell table:style-name="ce4"/>
          <table:table-cell/>
          <table:table-cell table:style-name="ce5" office:value-type="string" calcext:value-type="string">
            <text:p>Costs sum:</text:p>
          </table:table-cell>
          <table:table-cell table:style-name="ce2" table:formula="of:=SUM([.D4:.D40])" office:value-type="float" office:value="27627.48" calcext:value-type="float">
            <text:p>27627.48</text:p>
          </table:table-cell>
          <table:table-cell table:style-name="ce2" office:value-type="string" calcext:value-type="string">
            <text:p>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Workload</text:p>
          </table:table-cell>
          <table:table-cell table:style-name="ce2" office:value-type="string" calcext:value-type="string">
            <text:p>Hour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mart control, Gadge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 phase echo do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ng the Button shiel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ng up the Wemos D1 min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ing the buttons to home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 washing machine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+ application testing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client applic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ing client application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+ bug fixing client applic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ing to home assista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mart hvac, thermostat/shading/light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figuration of all four WLAN rou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ing smart thermostats, connecting to WLAN and to home assista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dering and flashing of all wemosd1mini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ing two-way connection for smart lightning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ing temperature/humidity sensor shield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ing linear actuators on all window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ng up wemos for shutters and window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 ceiling fa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ng up wemos for ceiling fan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ing all devices to home assista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Entertainment – Media Cen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erting and installing Roku Streaming Stick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cing the Noise Sensor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ng the Noise Sensor to Wemos D1 min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ng up the Wemos D1 min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ing the noise sensor to home assistant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ecur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ing door locks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ng the rela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ng the NFC modu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ng up the Wemos D1 mini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ing the doors and NFC modules to home assista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ng up the NFC access cards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shing and configuring the firmwa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cing the camer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ing the cameras to home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ng the motion senso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ting up the Wemos D1 mini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ing the motion sensor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ing the motion sensor to home assistant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General stuf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ting up the serv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e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orkload sum:</text:p>
          </table:table-cell>
          <table:table-cell table:style-name="ce2" table:formula="of:=SUM([.B47:.B96])" office:value-type="float" office:value="191.5" calcext:value-type="float">
            <text:p>191.5</text:p>
          </table:table-cell>
          <table:table-cell table:style-name="ce2" office:value-type="string" calcext:value-type="string">
            <text:p>h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ote: We took the TVs in the rooms not into count because we assumed that the house already has all TVs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00:01:33.497570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21:56:03.672585337</meta:creation-date>
    <dc:date>2017-06-26T00:01:47.235839664</dc:date>
    <meta:editing-duration>PT52M40S</meta:editing-duration>
    <meta:editing-cycles>15</meta:editing-cycles>
    <meta:generator>LibreOffice/5.1.6.2$Linux_X86_64 LibreOffice_project/10m0$Build-2</meta:generator>
    <meta:document-statistic meta:table-count="1" meta:cell-count="250" meta:object-count="0"/>
  </office:meta>
</office:document-meta>
</file>